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QEXISR+Helvetica" svg:font-family="QEXISR+Helvetica"/>
    <style:font-face style:name="sans-serif" svg:font-family="sans-serif"/>
    <style:font-face style:name="Courier New" svg:font-family="'Courier New'" style:font-family-generic="modern"/>
    <style:font-face style:name="Andale Sans UI" svg:font-family="'Andale Sans UI', 'Arial Unicode MS'" style:font-pitch="variable"/>
    <style:font-face style:name="Mincho" svg:font-family="Mincho, msmincho" style:font-pitch="variable"/>
    <style:font-face style:name="PMingLiU" svg:font-family="PMingLiU, 新細明體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en" fo:country="US" style:font-name-asian="PMingLiU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text-properties style:use-window-font-color="true" fo:font-size="12pt" fo:language="en" fo:country="US" style:font-name-asian="PMingLiU" style:font-size-asian="12pt" style:language-asian="zh" style:country-asian="TW" style:font-name-complex="Times New Roman" style:font-size-complex="10pt" style:language-complex="ar" style:country-complex="SA"/>
    </style:style>
    <style:style style:name="P3" style:family="paragraph" style:parent-style-name="Standard">
      <style:text-properties style:font-name-asian="Arial" style:font-name-complex="Ari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QEXISR+Helvetica" fo:font-size="11.5pt" style:font-size-asian="11.5pt" style:font-name-complex="QEXISR+Helvetica" style:font-size-complex="11.5pt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6" style:family="paragraph" style:parent-style-name="Preformatted_20_Text">
      <style:paragraph-properties fo:text-align="start" style:justify-single-word="false" fo:orphans="0" fo:widows="0" fo:hyphenation-ladder-count="no-limit" style:writing-mode="lr-tb"/>
      <style:text-properties style:font-name="Arial" fo:hyphenate="false" fo:hyphenation-remain-char-count="2" fo:hyphenation-push-char-count="2"/>
    </style:style>
    <style:style style:name="P7" style:family="paragraph" style:parent-style-name="Preformatted_20_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2pt" fo:language="en" fo:country="US" style:font-name-asian="PMingLiU" style:font-size-asian="12pt" style:language-asian="zxx" style:country-asian="none" style:font-name-complex="Arial" style:font-size-complex="12pt" style:language-complex="ar" style:country-complex="SA" fo:hyphenate="false" fo:hyphenation-remain-char-count="2" fo:hyphenation-push-char-count="2"/>
    </style:style>
    <style:style style:name="P8" style:family="paragraph" style:parent-style-name="Preformatted_20_Text">
      <style:text-properties style:font-name="Arial"/>
    </style:style>
    <style:style style:name="P9" style:family="paragraph" style:parent-style-name="Preformatted_20_Text">
      <style:text-properties style:font-name="Arial" style:font-name-complex="Arial"/>
    </style:style>
    <style:style style:name="P10" style:family="paragraph" style:parent-style-name="Preformatted_20_Text">
      <style:text-properties style:font-name="Arial" fo:font-size="12pt" style:font-size-asian="12pt" style:font-name-complex="Arial" style:font-size-complex="12pt"/>
    </style:style>
    <style:style style:name="P11" style:family="paragraph" style:parent-style-name="Preformatted_20_Text">
      <style:text-properties style:use-window-font-color="true" style:font-name="Arial" fo:language="en" fo:country="US" style:font-name-asian="PMingLiU" style:language-asian="zxx" style:country-asian="none" style:language-complex="ar" style:country-complex="SA"/>
    </style:style>
    <style:style style:name="P12" style:family="paragraph" style:parent-style-name="Standard">
      <style:text-properties style:font-name="sans-serif" fo:font-size="15pt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2pt" fo:language="en" fo:country="US" style:font-name-asian="PMingLiU" style:font-size-asian="12pt" style:language-asian="zxx" style:country-asian="none" style:font-name-complex="Times New Roman" style:font-size-complex="10pt" style:language-complex="zxx" style:country-complex="none"/>
    </style:style>
    <style:style style:name="P14" style:family="paragraph" style:parent-style-name="Standard">
      <style:text-properties style:font-name="Arial"/>
    </style:style>
    <style:style style:name="P15" style:family="paragraph" style:parent-style-name="Heading_20_2">
      <style:paragraph-properties>
        <style:tab-stops>
          <style:tab-stop style:position="0in"/>
        </style:tab-stops>
      </style:paragraph-properties>
      <style:text-properties fo:text-transform="uppercase" style:use-window-font-color="true" fo:font-size="12pt" fo:language="en" fo:country="US" style:text-underline-style="solid" style:text-underline-width="auto" style:text-underline-color="font-color" fo:font-weight="bold" style:font-name-asian="PMingLiU" style:font-size-asian="12pt" style:language-asian="zxx" style:country-asian="none" style:font-weight-asian="bold" style:font-name-complex="Arial" style:font-size-complex="12pt" style:language-complex="zxx" style:country-complex="none" style:font-style-complex="italic" style:font-weight-complex="bold"/>
    </style:style>
    <style:style style:name="P16" style:family="paragraph" style:parent-style-name="Preformatted_20_Text">
      <style:paragraph-properties fo:text-align="start" style:justify-single-word="false" fo:orphans="0" fo:widows="0" fo:hyphenation-ladder-count="no-limit" style:writing-mode="lr-tb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17" style:family="paragraph" style:parent-style-name="Preformatted_20_Text">
      <style:paragraph-properties fo:text-align="start" style:justify-single-word="false" fo:orphans="0" fo:widows="0" fo:hyphenation-ladder-count="no-limit" style:writing-mode="lr-tb"/>
      <style:text-properties style:font-name="Arial" fo:font-size="12pt" fo:hyphenate="false" fo:hyphenation-remain-char-count="2" fo:hyphenation-push-char-count="2"/>
    </style:style>
    <style:style style:name="P18" style:family="paragraph" style:parent-style-name="Preformatted_20_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2pt" fo:language="en" fo:country="US" fo:font-style="italic" style:font-name-asian="PMingLiU" style:font-size-asian="12pt" style:language-asian="zxx" style:country-asian="none" style:font-style-asian="italic" style:font-name-complex="Arial" style:font-size-complex="12pt" style:language-complex="ar" style:country-complex="SA" style:font-style-complex="italic" fo:hyphenate="false" fo:hyphenation-remain-char-count="2" fo:hyphenation-push-char-count="2"/>
    </style:style>
    <style:style style:name="P19" style:family="paragraph" style:parent-style-name="Preformatted_20_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20" style:family="paragraph" style:parent-style-name="Preformatted_20_Text">
      <style:text-properties fo:font-style="italic" style:font-style-asian="italic" style:font-style-complex="italic"/>
    </style:style>
    <style:style style:name="P21" style:family="paragraph" style:parent-style-name="HTML_20_Preformatted" style:master-page-name="Standard">
      <style:paragraph-properties style:page-number="auto"/>
      <style:text-properties style:use-window-font-color="true" style:font-name="Arial" fo:language="en" fo:country="US" style:letter-kerning="true" style:font-name-asian="PMingLiU" style:font-name-complex="Arial" style:language-complex="ar" style:country-complex="SA"/>
    </style:style>
    <style:style style:name="T1" style:family="text">
      <style:text-properties fo:font-size="16pt" fo:font-weight="bold" style:font-size-asian="16pt" style:language-asian="zxx" style:country-asian="none" style:font-weight-asian="bold" style:font-size-complex="16pt" style:font-weight-complex="bold"/>
    </style:style>
    <style:style style:name="T2" style:family="text">
      <style:text-properties fo:font-size="16pt" fo:font-weight="bold" style:font-size-asian="16pt" style:language-asian="zh" style:country-asian="TW" style:font-weight-asian="bold" style:font-size-complex="16pt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name-complex="Arial" style:font-size-complex="12pt"/>
    </style:style>
    <style:style style:name="T6" style:family="text">
      <style:text-properties fo:font-size="12pt" fo:font-weight="normal" style:font-size-asian="12pt" style:language-asian="zxx" style:country-asian="none" style:font-weight-asian="normal" style:font-size-complex="12pt" style:font-weight-complex="normal"/>
    </style:style>
    <style:style style:name="T7" style:family="text">
      <style:text-properties fo:font-size="12pt" fo:language="en" fo:country="US" style:font-name-asian="PMingLiU" style:font-size-asian="12pt" style:language-asian="zxx" style:country-asian="none" style:font-name-complex="Arial" style:font-size-complex="12pt" style:language-complex="ar" style:country-complex="SA"/>
    </style:style>
    <style:style style:name="T8" style:family="text">
      <style:text-properties style:use-window-font-color="true" fo:font-size="12pt" fo:language="en" fo:country="US" style:font-name-asian="PMingLiU" style:font-size-asian="12pt" style:language-asian="zxx" style:country-asian="none" style:font-name-complex="Arial" style:font-size-complex="12pt" style:language-complex="ar" style:country-complex="SA"/>
    </style:style>
    <style:style style:name="T9" style:family="text">
      <style:text-properties style:use-window-font-color="true" fo:font-size="12pt" fo:language="en" fo:country="US" style:font-name-asian="PMingLiU" style:font-size-asian="12pt" style:language-asian="zxx" style:country-asian="none" style:font-name-complex="Times New Roman" style:font-size-complex="10pt" style:language-complex="ar" style:country-complex="SA"/>
    </style:style>
    <style:style style:name="T10" style:family="text">
      <style:text-properties style:use-window-font-color="true" fo:font-size="12pt" fo:language="en" fo:country="US" fo:font-style="italic" style:font-name-asian="PMingLiU" style:font-size-asian="12pt" style:language-asian="zxx" style:country-asian="none" style:font-style-asian="italic" style:font-name-complex="Arial" style:font-size-complex="12pt" style:language-complex="ar" style:country-complex="SA" style:font-style-complex="italic"/>
    </style:style>
    <style:style style:name="T11" style:family="text">
      <style:text-properties style:use-window-font-color="true" fo:font-size="8pt" fo:language="en" fo:country="US" fo:font-style="italic" style:font-name-asian="PMingLiU" style:font-size-asian="8pt" style:language-asian="zxx" style:country-asian="none" style:font-style-asian="italic" style:font-name-complex="Arial" style:font-size-complex="8pt" style:language-complex="ar" style:country-complex="SA" style:font-style-complex="italic"/>
    </style:style>
    <style:style style:name="T12" style:family="text">
      <style:text-properties style:use-window-font-color="true" fo:font-size="8pt" fo:language="en" fo:country="US" fo:font-style="italic" style:font-name-asian="PMingLiU" style:font-size-asian="8pt" style:language-asian="zxx" style:country-asian="none" style:font-style-asian="italic" style:font-name-complex="Times New Roman" style:font-size-complex="8pt" style:language-complex="ar" style:country-complex="SA" style:font-style-complex="italic"/>
    </style:style>
    <style:style style:name="T13" style:family="text">
      <style:text-properties style:use-window-font-color="true" style:font-name="Arial" fo:font-size="12pt" fo:language="en" fo:country="US" style:font-name-asian="PMingLiU" style:font-size-asian="12pt" style:language-asian="zxx" style:country-asian="none" style:font-name-complex="Arial" style:font-size-complex="12pt" style:language-complex="ar" style:country-complex="SA"/>
    </style:style>
    <style:style style:name="T14" style:family="text">
      <style:text-properties style:use-window-font-color="true" style:font-name="Arial" fo:font-size="8pt" fo:language="en" fo:country="US" fo:font-style="italic" style:font-name-asian="PMingLiU" style:font-size-asian="8pt" style:language-asian="zxx" style:country-asian="none" style:font-style-asian="italic" style:font-name-complex="Arial" style:font-size-complex="8pt" style:language-complex="ar" style:country-complex="SA" style:font-style-complex="italic"/>
    </style:style>
    <style:style style:name="T15" style:family="text">
      <style:text-properties style:use-window-font-color="true" fo:language="en" fo:country="US" style:font-name-asian="PMingLiU" style:font-size-asian="12pt" style:language-asian="zxx" style:country-asian="none" style:font-name-complex="Arial" style:font-size-complex="12pt" style:language-complex="ar" style:country-complex="SA"/>
    </style:style>
    <style:style style:name="T16" style:family="text">
      <style:text-properties fo:font-size="8pt" fo:font-style="italic" style:font-size-asian="8pt" style:font-style-asian="italic" style:font-size-complex="8pt" style:font-style-complex="italic"/>
    </style:style>
    <style:style style:name="T17" style:family="text">
      <style:text-properties fo:font-size="8pt" fo:font-style="italic" style:font-size-asian="8pt" style:font-style-asian="italic" style:font-name-complex="Arial" style:font-size-complex="8pt" style:font-style-complex="italic"/>
    </style:style>
    <style:style style:name="T18" style:family="text">
      <style:text-properties fo:color="#000000" fo:font-size="12pt" style:font-name-asian="QEXISR+Helvetica" style:font-size-asian="12pt" style:font-name-complex="Arial" style:font-size-complex="12pt"/>
    </style:style>
    <style:style style:name="T19" style:family="text">
      <style:text-properties fo:color="#000000" fo:font-size="8pt" fo:font-style="italic" style:font-name-asian="QEXISR+Helvetica" style:font-size-asian="8pt" style:font-style-asian="italic" style:font-name-complex="Arial" style:font-size-complex="8pt" style:font-style-complex="italic"/>
    </style:style>
    <style:style style:name="T20" style:family="text">
      <style:text-properties fo:color="#000000" fo:font-size="8pt" fo:language="en" fo:country="US" fo:font-style="italic" style:font-name-asian="QEXISR+Helvetica" style:font-size-asian="8pt" style:language-asian="zxx" style:country-asian="none" style:font-style-asian="italic" style:font-name-complex="Arial" style:font-size-complex="8pt" style:language-complex="ar" style:country-complex="SA" style:font-style-complex="italic"/>
    </style:style>
    <style:style style:name="T21" style:family="text">
      <style:text-properties fo:color="#000000" fo:language="en" fo:country="US" style:font-name-asian="QEXISR+Helvetica" style:font-size-asian="12pt" style:language-asian="zxx" style:country-asian="none" style:font-name-complex="Arial" style:font-size-complex="12pt" style:language-complex="ar" style:country-complex="SA"/>
    </style:style>
    <style:style style:name="T22" style:family="text">
      <style:text-properties style:font-name="Arial" fo:font-size="12pt" fo:language="en" fo:country="US" style:font-name-asian="PMingLiU" style:font-size-asian="12pt" style:language-asian="zxx" style:country-asian="none" style:font-name-complex="Arial" style:font-size-complex="12pt" style:language-complex="ar" style:country-complex="SA"/>
    </style:style>
    <style:style style:name="T23" style:family="text"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Czech Republic, Data Sources </text:span><text:span text:style-name="T2"><text:s text:c="17"/></text:span><text:span text:style-name="T6">Last Modified: 4-November-2015</text:span></text:p>
      <text:p text:style-name="P13"/>
      <text:p text:style-name="P13">The information is from http://www.mortality.org/hmd/CZE/InputDB/CZEref.pdf</text:p>
      <text:h text:style-name="P15" text:outline-level="2">POPULATION ESTIMATES</text:h>
      <text:p text:style-name="P1"/>
      <text:p text:style-name="P7"><text:span text:style-name="T25">2011 - 2014 Adjusted population estimates: <text:s/>Czech Statistical Office. Population estimates by single year of age and sex as of January 1 st, 2011. Received from Krystof Zeman.</text:span><text:span text:style-name="T24"> <text:s text:c="2"/></text:span><text:span text:style-name="T16">(RefCode# 83, &amp; 86)</text:span></text:p>
      <text:p text:style-name="P16"/>
      <text:p text:style-name="P8"><text:span text:style-name="T5">2002 - 2011: <text:s/>Czech Statistical Office (</text:span><text:a xlink:type="simple" xlink:href="http://www.czso.cz/"><text:span text:style-name="Internet_20_link"><text:span text:style-name="T5">http://www.czso.cz/</text:span></text:span></text:a><text:span text:style-name="T5">) </text:span><text:span text:style-name="T10">Population estimates by single year of age and sex as of December</text:span></text:p>
      <text:p text:style-name="P8"><text:span text:style-name="T10">31,</text:span><text:span text:style-name="T5">. </text:span><text:span text:style-name="T8"><text:s/></text:span><text:span text:style-name="T11">(RefCode# 55, 62, 67, 71, 79, &amp; 82)</text:span></text:p>
      <text:p text:style-name="P20"/>
      <text:p text:style-name="P5"><text:span text:style-name="T9">2001: <text:s/>Czech Statistical Office. Pohyb obyvatelstva <text:s/>v roce, Ceský statistický úrad. Unpublished tables. <text:s/></text:span><text:span text:style-name="T12">(RefCode# 55)</text:span></text:p>
      <text:h text:style-name="P15" text:outline-level="2">CENSUS COUNTS</text:h>
      <text:p text:style-name="HTML_20_Preformatted"/>
      <text:p text:style-name="Standard">1991: <text:s/>Czech Statistical Office. SCÍTÁNÍ LIDU, DOMU A BYTU 1991<text:span text:style-name="T3"> </text:span>Federální statistiký úrad. Czech Statistical Office. Electronic file from Czech Statistical</text:p>
      <text:p text:style-name="Standard">Office (<text:a xlink:type="simple" xlink:href="http://www.czso.cz/csu/edicniplan.nsf/p/4109-03"><text:span text:style-name="Internet_20_link">http://www.czso.cz/csu/edicniplan.nsf/p/4109-03</text:span></text:a>). <text:span text:style-name="T16">(RefCode# 60)</text:span></text:p>
      <text:p text:style-name="Standard"/>
      <text:p text:style-name="Standard">1980: <text:s/>Czech Statistical Office. SCÍTÁNÍ LIDU, DOMU A BYTU,<text:span text:style-name="T3"> </text:span>Praha, listopad, Ceská socialstická republika. <text:s/><text:span text:style-name="T16">(RefCode# 59)</text:span></text:p>
      <text:p text:style-name="Standard"/>
      <text:p text:style-name="Standard">1970: <text:s/>Czech Statis</text:p>
      <text:p text:style-name="Standard">tical Office. CESKÝ STATISTICKÝ ÚRAD<text:span text:style-name="T3"> </text:span>SCÍTÁNÍ LIDU, DOMU A BYTU 1970, Vydal v dibnu, Ceský statistický úrad, obdor statistiky<text:span text:style-name="T3"> </text:span>obyvatelstva a životni úrovne, duben. <text:s/><text:span text:style-name="T16">(RefCode# 58)</text:span></text:p>
      <text:p text:style-name="P3"><text:s/></text:p>
      <text:p text:style-name="Standard">1961: <text:s/>Czech Statistical Office. SCÍTÁNÍ LIDU, DOMU A BYTU<text:span text:style-name="T3"> </text:span>V CESKOSLOVENSKÉ SOCIALISTICKÉ REPUBLICE, K 1. BREZNU,<text:span text:style-name="T3"> </text:span>DÍL I., DEMOGRAFICKÉ CHARAKTERISTIKY, OBYVATELSTVA<text:span text:style-name="T3"> </text:span>Praha, VYDALA ÚSTREDNÍ KOMISE LIDOVÉ KONTROLY A STATISTIKY. <text:s/><text:span text:style-name="T16">(RefCode# 57)</text:span></text:p>
      <text:p text:style-name="Standard"/>
      <text:p text:style-name="Standard">1950: <text:s/>Czech Statistical Office. SCÍTÁNÍ LIDU, V REUPBLICE CESKOSLOVENSKÉ,<text:span text:style-name="T3"> </text:span>KE DNI 1. BREZNA. Praha, VYDAL STÁTNÍ ÚRAD STATISTICKÝ<text:span text:style-name="T3"> </text:span>VYTISKL ORBIS, TISKARSKÉ ZÁVODY, N. P., ZÁVOD 3 JIRÍHO DIMITROVA, PRAHA 7, DOBROVSKÉHO 27, table 1b. <text:s/><text:span text:style-name="T16">(RefCode# 56)</text:span></text:p>
      <text:p text:style-name="Standard"/>
      <text:h text:style-name="P15" text:outline-level="2">BIRTHS</text:h>
      <text:p text:style-name="P2"/>
      <text:p text:style-name="P17"><text:span text:style-name="T15">2012 - 2014: <text:s/>Czech Statistical Office. Number of live births by sex. Received from Krystof Zeman. </text:span><text:span text:style-name="T20">(RefCode# 84)</text:span><text:span text:style-name="T21"> </text:span></text:p>
      <text:p text:style-name="P14"><text:span text:style-name="T8"/></text:p>
      <text:p text:style-name="P6"><text:span text:style-name="T8">2002 - 2011: <text:s/>Czech Statistical Office. Number of live births by sex (</text:span><text:a xlink:type="simple" xlink:href="http://www.czso.cz/"><text:span text:style-name="Internet_20_link"><text:span text:style-name="T7">http://www.czso.cz/</text:span></text:span></text:a><text:span text:style-name="T8">). <text:s/></text:span><text:span text:style-name="T18"><text:s/></text:span><text:span text:style-name="T19">(RefCode# 63, 68, 72, 73, 77, &amp; 80)</text:span><text:span text:style-name="T18"> </text:span></text:p>
      <text:p text:style-name="Preformatted_20_Text"/>
      <text:p text:style-name="Standard">1995 - 2001: <text:s/>Czech Statistical Office. Pohyb obyvatelstva <text:s/>v roce. <text:s/><text:span text:style-name="T16">(RefCode# 49-55)</text:span></text:p>
      <text:p text:style-name="P2"/>
      <text:p text:style-name="Standard">1992 - 1994: <text:s/>Czech Statistical Office. Pohyb obyvatelstva v Ceské republice v roce 1993,1994 Ceský statistický úrad, 1996. Unpublished tables. <text:s text:c="2"/><text:span text:style-name="T16">(RefCode# 46-48)</text:span></text:p>
      <text:p text:style-name="Standard"><text:soft-page-break/></text:p>
      <text:p text:style-name="Standard">1987 - 1991: <text:s/>Czech Statistical Office. Pohyb obyvatelstva v <text:s/>Ceské a Slovenské federativní republice v roce, cást I, cást cást II. Federální statistický úrad, Ceský statistický úrad a Slovenský statistický úrad. Unpublished tables. <text:s/><text:span text:style-name="T16">(RefCode# 41-45)</text:span></text:p>
      <text:p text:style-name="Standard"/>
      <text:p text:style-name="Standard">1986: <text:s/>Czech Statistical Office. Pohyb obyvatelstva v Ceskoslovenské socialistické republice v roce 1986, cást I, cást cást II. Federální statistický úrad, Ceský statistický úrad a Slovenský statistický úrad, 1988. Unpublished tables. <text:s/><text:span text:style-name="T16">(RefCode# 40)</text:span></text:p>
      <text:p text:style-name="Standard"/>
      <text:p text:style-name="Standard">1974 - 1985: <text:s/>Czech Statistical Office. Pohyb obyvatelstva v ceské socialistické republice v roce, Ceský statistický úrad. <text:s/>Unpublished tables. <text:s/><text:span text:style-name="T16">(RefCode# 28 - 39)</text:span></text:p>
      <text:p text:style-name="Standard"/>
      <text:p text:style-name="Standard">1966 - 1973: <text:s/>Czech Statistical Office. Pohyb obyvatelstva v ceskoslovenské socialistické republice v roce. Federální statistický úrad, Praha. Unpublished tables. <text:s/><text:span text:style-name="T16">(RefCode# 20 - 27)</text:span></text:p>
      <text:p text:style-name="Standard"/>
      <text:p text:style-name="Standard">1961-1965: <text:s/>Czech Statistical Office. Pohyb obyvatelstva v Ceskoslovenské socialistické republice v roce, Ústrední komise lidové kontroly a statisitky, Praha. Unpublished tables. <text:s/><text:span text:style-name="T16">(RefCode# 15 - 19)</text:span></text:p>
      <text:p text:style-name="Standard"/>
      <text:p text:style-name="Standard">1960: <text:s/>Czech Statistical Office. Pohyb obyvatelstva v Ceskoslovenské socialistické<text:span text:style-name="T3"> </text:span>republice v roce 1960, Ústrední úrad státní kontroly a statisitky, Praha.<text:span text:style-name="T3"> </text:span>Unpublished tables. <text:s/><text:span text:style-name="T16">(RefCode# 14)</text:span></text:p>
      <text:p text:style-name="Standard"/>
      <text:p text:style-name="Standard">1958 - 1959: <text:s/>Czech Statistical Office. Pohyb obyvatelstva v republice ceskoslovenské v roce 1958, 1959 Státní úrad statistický, Praha. Unpublished tables. <text:s/><text:span text:style-name="T16">(RefCode# 12 - 13)</text:span></text:p>
      <text:p text:style-name="Standard"/>
      <text:p text:style-name="Standard">1957: <text:s/>Czech Statistical Office. Pohyb obyvatelstva v republice ceskoslovenské v roce, Státní úrad statistický, Praha. Unpublished tables. <text:s/><text:span text:style-name="T16">(RefCode# 11)</text:span></text:p>
      <text:p text:style-name="Standard"/>
      <text:p text:style-name="Standard">1949 - 1956: <text:s/>Czech Statistical Office. Pohyb obyvatelstva v republice ceskoslovenské v roce. <text:s/>Státní úrad statistický, Praha. Unpublished tables. <text:s/><text:span text:style-name="T16">(RefCode# 3 - 10)</text:span></text:p>
      <text:p text:style-name="Standard"/>
      <text:p text:style-name="Standard">1947 - 1948: <text:s/>Czech Statistical Office. Pohyb obyvatelstva v roce, snatky, porody, úmrtí a príciny smrti v zemi ceské a moravskoslezské Státní úrad statistický, Praha. Unpublished tables. <text:s/><text:span text:style-name="T16">(RefCode# 1 - 2)</text:span></text:p>
      <text:p text:style-name="HTML_20_Preformatted"/>
      <text:h text:style-name="P15" text:outline-level="2">DEATHS</text:h>
      <text:p text:style-name="P10"/>
      <text:p text:style-name="P19"><text:span text:style-name="T13">2012 – 2014: <text:s/>Czech Statistical Office. Number of deaths by sex, year of birth, and age (Lexis triangles) received from Krystof Zeman </text:span><text:span text:style-name="T14">(RefCode# 85)</text:span></text:p>
      <text:p text:style-name="P19"><text:span text:style-name="T14"/></text:p>
      <text:p text:style-name="P19"><text:span text:style-name="T13">2009 - 2011: <text:s/>Czech Statistical Office. Number of deaths by sex, year of birth, and age (Lexis triangles) (</text:span><text:a xlink:type="simple" xlink:href="http://www.czso.cz/"><text:span text:style-name="Internet_20_link"><text:span text:style-name="T22">http://www.czso.cz/</text:span></text:span></text:a><text:span text:style-name="T13">). </text:span><text:s/><text:span text:style-name="T23">(RefCode# 78, 81)</text:span></text:p>
      <text:p text:style-name="P4"/>
      <text:p text:style-name="P9"><text:span text:style-name="T4">2008 : <text:s/>Czech Statistical Office. Data obtained from Krystof Zeman [</text:span><text:a xlink:type="simple" xlink:href="mailto:Krystof.Zeman@oeaw.ac.at"><text:span text:style-name="Internet_20_link"><text:span text:style-name="T4">Krystof.Zeman@oeaw.ac.at</text:span></text:span></text:a><text:span text:style-name="T4">] on the 4th of August 2009. <text:s/></text:span><text:span text:style-name="T16">(RefCode# 75)</text:span></text:p>
      <text:p text:style-name="P10"/>
      <text:p text:style-name="P9"><text:span text:style-name="T4">2002 - 2007: <text:s/>Czech Statistical Office (</text:span><text:a xlink:type="simple" xlink:href="http://www.czso.cz/"><text:span text:style-name="Internet_20_link"><text:span text:style-name="T4">http://www.czso.cz/</text:span></text:span></text:a><text:span text:style-name="T4">). <text:s/></text:span><text:span text:style-name="T16">(RefCode# 64, 66, 69, 70, &amp; 74)</text:span></text:p>
      <text:p text:style-name="Preformatted_20_Text"/>
      <text:p text:style-name="Standard">2000 - 2001: <text:s/>Czech Statistical Office. Pohyb obyvatelstva <text:s/>v roce, Ceský statistický úrad. Unpublished tables. <text:s/><text:span text:style-name="T16"><text:s/>(RefCode# 54 &amp; 55)</text:span></text:p>
      <text:p text:style-name="Standard"/>
      <text:p text:style-name="Standard">1992 - 1999: <text:s/>Czech Statistical Office. Pohyb obyvatelstva v Ceské republice v roce, Ceský statistický úrad. Unpublished tables. <text:s/><text:span text:style-name="T16"><text:s/>(RefCode# 46, 47, 50 &amp; 53)</text:span></text:p>
      <text:p text:style-name="Standard"><text:soft-page-break/></text:p>
      <text:p text:style-name="Standard">1986 - 1991: <text:s/>Czech Statistical Office. Pohyb obyvatelstva v <text:s/>Ceské a Slovenské federativní republice v roce 1991, cást I, cást cást II. Federální statistický úrad, Ceský statistický úrad a Slovenský statistický úrad. <text:s/>Unpublished tables. <text:s/><text:span text:style-name="T16">(RefCode# 40 - 45)</text:span></text:p>
      <text:p text:style-name="P2"/>
      <text:p text:style-name="Standard">1974 - 1985: <text:s/>Czech Statistical Office. Pohyb obyvatelstva v ceské socialistické republice v roce Ceský statistický úrad. Unpublished tables. <text:s/><text:span text:style-name="T16"><text:s/>(RefCode# 28 – 33 &amp; 35 - 39)</text:span></text:p>
      <text:p text:style-name="Standard"/>
      <text:p text:style-name="Standard">1964 - 1973: <text:s/>Czech Statistical Office. Pohyb obyvatelstva v ceskoslovenské socialistické republice v roce, Federální statistický úrad, Praha. <text:s/>Unpublished tables. <text:s/><text:span text:style-name="T16"><text:s/>(RefCode# 16 - 27)</text:span></text:p>
      <text:p text:style-name="Standard"/>
      <text:p text:style-name="Standard">1960 - 1961: <text:s/>Czech Statistical Office. Pohyb obyvatelstva v Ceskoslovenské socialistické<text:span text:style-name="T3"> </text:span>republice v roce, Ústrední komise lidové kontroly a statisitky, Praha. <text:span text:style-name="T3"><text:s/></text:span>Unpublished tables. <text:s/><text:span text:style-name="T16"><text:s/>(RefCode# 14 - 15)</text:span></text:p>
      <text:p text:style-name="Standard"/>
      <text:p text:style-name="Standard">1949 - 1959: <text:s/>Czech Statistical Office. Pohyb obyvatelstva v republice ceskoslovenské v roce 1958, 1959 Státní úrad statistický, Praha. Unpublished tables. <text:s/><text:span text:style-name="T16"><text:s/>(RefCode# 3 - 13)</text:span></text:p>
      <text:p text:style-name="Standard"/>
      <text:p text:style-name="P11"><text:span text:style-name="T5">1947-1948: <text:s/>Czech Statistical Office. Pohyb obyvatelstva v roce, snatky, porody, úmrtí a príciny smrti v zemi ceské a moravskoslezské Státní úrad statistický, Praha. Unpublished tables. <text:s/></text:span><text:span text:style-name="T17">(Refcode# 1 - 2)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QEXISR+Helvetica" svg:font-family="QEXISR+Helvetica"/>
    <style:font-face style:name="sans-serif" svg:font-family="sans-serif"/>
    <style:font-face style:name="Courier New" svg:font-family="'Courier New'" style:font-family-generic="modern"/>
    <style:font-face style:name="Andale Sans UI" svg:font-family="'Andale Sans UI', 'Arial Unicode MS'" style:font-pitch="variable"/>
    <style:font-face style:name="Mincho" svg:font-family="Mincho, msmincho" style:font-pitch="variable"/>
    <style:font-face style:name="PMingLiU" svg:font-family="PMingLiU, 新細明體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2pt" fo:language="en" fo:country="US" style:font-name-asian="PMingLiU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incho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fo:text-transform="uppercase" style:text-underline-style="solid" style:text-underline-width="auto" style:text-underline-color="font-color" fo:font-weight="bold" style:font-weight-asian="bold" style:font-name-complex="Arial" style:font-size-complex="12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horndale" fo:font-size="10pt" style:font-size-asian="10pt" style:font-name-complex="Thorndale"/>
    </style:style>
    <style:style style:name="Style_20_Heading_20_1_20__2b_" style:display-name="Style Heading 1 +" style:family="paragraph" style:parent-style-name="Heading_20_1" style:default-outline-level="" style:list-style-name="">
      <style:paragraph-properties fo:margin="100%" fo:margin-left="0in" fo:margin-right="0in" fo:margin-top="0in" fo:margin-bottom="0in" fo:text-indent="0in" style:auto-text-indent="false"/>
      <style:text-properties style:letter-kerning="true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language-asian="zh" style:country-asian="TW" style:font-name-complex="Courier New" fo:hyphenate="tru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Default_20_Paragraph_20_Font" style:display-name="Default Paragraph Font" style:family="text"/>
    <style:style style:name="WW-Absatz-Standardschriftart111111" style:family="text"/>
    <style:style style:name="WW-Absatz-Standardschriftart1111111" style:family="text"/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902in" fo:margin-right="0.7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zech Republic, Data Sources</dc:title>
    <meta:initial-creator>lyang</meta:initial-creator>
    <meta:creation-date>2007-03-29T14:34:00</meta:creation-date>
    <dc:date>2015-11-04T17:14:07</dc:date>
    <meta:print-date>2007-03-29T14:17:00</meta:print-date>
    <meta:editing-cycles>9</meta:editing-cycles>
    <meta:editing-duration>P23DT22H33M56S</meta:editing-duration>
    <meta:generator>LibreOffice/3.5$Linux_X86_64 LibreOffice_project/350m1$Build-2</meta:generator>
    <dc:creator>lisa yang</dc:creator>
    <meta:document-statistic meta:table-count="0" meta:image-count="0" meta:object-count="0" meta:page-count="3" meta:paragraph-count="44" meta:word-count="857" meta:character-count="6134" meta:non-whitespace-character-count="5216"/>
    <meta:user-defined meta:name="Info 1"/>
    <meta:user-defined meta:name="Info 2"/>
    <meta:user-defined meta:name="Info 3"/>
    <meta:user-defined meta:name="Info 4"/>
  </office:meta>
</office:document-meta>
</file>